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Überschrift_20_1" style:master-page-name="MP0">
      <style:paragraph-properties fo:text-align="center" style:justify-single-word="false" style:page-number="auto" fo:break-before="page"/>
    </style:style>
    <style:style style:name="P2" style:family="paragraph" style:parent-style-name="Experience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6a03d"/>
    </style:style>
    <style:style style:name="P4" style:family="paragraph" style:parent-style-name="Untertitel">
      <style:text-properties fo:language="de" fo:country="DE"/>
    </style:style>
    <style:style style:name="P5" style:family="paragraph" style:parent-style-name="Standard">
      <style:text-properties fo:language="de" fo:country="DE"/>
    </style:style>
    <style:style style:name="P6" style:family="paragraph" style:parent-style-name="Standard">
      <style:text-properties fo:language="de" fo:country="DE" style:font-name-complex="Aptos"/>
    </style:style>
    <style:style style:name="P7" style:family="paragraph" style:parent-style-name="Standard">
      <style:text-properties fo:color="#e97032" loext:opacity="100%" fo:font-size="14pt" fo:language="de" fo:country="DE" fo:font-weight="bold" style:font-name-asian="MS Gothic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 style:list-style-name="L1">
      <style:text-properties fo:language="de" fo:country="DE" style:font-name-complex="Aptos"/>
    </style:style>
    <style:style style:name="P9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language="de" fo:country="DE" style:font-name-complex="Aptos"/>
    </style:style>
    <style:style style:name="P10" style:family="paragraph" style:parent-style-name="Standard" style:list-style-name="L2">
      <style:text-properties fo:language="de" fo:country="DE" style:font-name-complex="Aptos"/>
    </style:style>
    <style:style style:name="P11" style:family="paragraph" style:parent-style-name="Standard" style:list-style-name="L3">
      <style:text-properties fo:language="de" fo:country="DE" style:font-name-complex="Aptos"/>
    </style:style>
    <style:style style:name="P12" style:family="paragraph" style:parent-style-name="Standard" style:list-style-name="L4">
      <style:text-properties fo:language="de" fo:country="DE" style:font-name-complex="Aptos"/>
    </style:style>
    <style:style style:name="P13" style:family="paragraph" style:parent-style-name="Standard" style:list-style-name="L4">
      <style:text-properties fo:language="en" fo:country="GB" style:font-name-complex="Aptos"/>
    </style:style>
    <style:style style:name="P14" style:family="paragraph" style:parent-style-name="Standard" style:list-style-name="L5">
      <style:text-properties fo:language="de" fo:country="DE" style:font-name-complex="Aptos"/>
    </style:style>
    <style:style style:name="P15" style:family="paragraph" style:parent-style-name="Standard" style:list-style-name="L6">
      <style:text-properties fo:language="de" fo:country="DE" style:font-name-complex="Aptos"/>
    </style:style>
    <style:style style:name="P16" style:family="paragraph" style:parent-style-name="Standard" style:list-style-name="L7">
      <style:text-properties fo:language="de" fo:country="DE" style:font-name-complex="Aptos"/>
    </style:style>
    <style:style style:name="P17" style:family="paragraph" style:parent-style-name="Standard" style:list-style-name="L8">
      <style:text-properties fo:language="de" fo:country="DE" style:font-name-complex="Aptos"/>
    </style:style>
    <style:style style:name="P18" style:family="paragraph" style:parent-style-name="Standard">
      <style:text-properties fo:color="#e97032" loext:opacity="100%" fo:font-size="14pt" fo:font-weight="bold" style:font-name-asian="MS Gothic" style:font-size-asian="14pt" style:font-weight-asian="bold" style:font-name-complex="Times New Roman" style:font-size-complex="14pt" style:font-weight-complex="bold"/>
    </style:style>
    <style:style style:name="P19" style:family="paragraph" style:parent-style-name="Standard">
      <style:text-properties fo:color="#155f81" loext:opacity="100%" fo:font-weight="bold" style:font-name-asian="MS Mincho" style:font-weight-asian="bold" style:font-weight-complex="bold"/>
    </style:style>
    <style:style style:name="P20" style:family="paragraph" style:parent-style-name="Standard" style:list-style-name="L9">
      <style:text-properties fo:language="de" fo:country="DE" style:font-name-complex="Aptos"/>
    </style:style>
    <style:style style:name="P21" style:family="paragraph" style:parent-style-name="Standard" style:list-style-name="L10">
      <style:text-properties fo:language="de" fo:country="DE" style:font-name-complex="Aptos"/>
    </style:style>
    <style:style style:name="P22" style:family="paragraph" style:parent-style-name="Standard" style:list-style-name="L11">
      <style:text-properties fo:language="de" fo:country="DE" style:font-name-complex="Aptos"/>
    </style:style>
    <style:style style:name="P23" style:family="paragraph" style:parent-style-name="Standard" style:list-style-name="L12">
      <style:text-properties fo:language="de" fo:country="DE" style:font-name-complex="Aptos"/>
    </style:style>
    <style:style style:name="P24" style:family="paragraph" style:parent-style-name="Standard" style:list-style-name="L13">
      <style:text-properties fo:language="de" fo:country="DE" style:font-name-complex="Aptos"/>
    </style:style>
    <style:style style:name="P25" style:family="paragraph" style:parent-style-name="Standard">
      <style:paragraph-properties fo:break-before="page"/>
      <style:text-properties fo:color="#e97032" loext:opacity="100%" fo:font-size="14pt" fo:font-weight="bold" style:font-name-asian="MS Gothic" style:font-size-asian="14pt" style:font-weight-asian="bold" style:font-name-complex="Times New Roman" style:font-size-complex="14pt" style:font-weight-complex="bold"/>
    </style:style>
    <style:style style:name="P26" style:family="paragraph" style:parent-style-name="Standard" style:list-style-name="L14"/>
    <style:style style:name="P27" style:family="paragraph" style:parent-style-name="Standard">
      <style:text-properties fo:language="en" fo:country="GB"/>
    </style:style>
    <style:style style:name="P28" style:family="paragraph" style:parent-style-name="Standard" style:list-style-name="L15"/>
    <style:style style:name="P29" style:family="paragraph" style:parent-style-name="Standard" style:list-style-name="L16"/>
    <style:style style:name="P30" style:family="paragraph" style:parent-style-name="Standard" style:list-style-name="L17">
      <style:text-properties fo:language="de" fo:country="DE"/>
    </style:style>
    <style:style style:name="T1" style:family="text">
      <style:text-properties style:font-name="Times New Roman" fo:font-size="12pt" fo:language="en" fo:country="GB" style:font-name-asian="Times New Roman" style:font-size-asian="12pt" style:language-asian="de" style:country-asian="DE" style:font-size-complex="12pt"/>
    </style:style>
    <style:style style:name="T2" style:family="text">
      <style:text-properties fo:language="de" fo:country="DE" style:font-name-complex="Aptos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16a03d" style:font-name-complex="Aptos"/>
    </style:style>
    <style:style style:name="T5" style:family="text">
      <style:text-properties fo:language="de" fo:country="DE" fo:font-weight="bold" style:font-weight-asian="bold" style:font-weight-complex="bold"/>
    </style:style>
    <style:style style:name="T6" style:family="text">
      <style:text-properties fo:language="de" fo:country="DE" fo:font-weight="bold" officeooo:rsid="0016a03d" style:font-weight-asian="bold" style:font-weight-complex="bold"/>
    </style:style>
    <style:style style:name="T7" style:family="text">
      <style:text-properties fo:language="de" fo:country="DE" officeooo:rsid="0016a03d"/>
    </style:style>
    <style:style style:name="T8" style:family="text">
      <style:text-properties fo:color="#155f81" loext:opacity="100%" fo:language="de" fo:country="DE" fo:font-weight="bold" style:font-name-asian="MS Mincho" style:font-weight-asian="bold" style:font-weight-complex="bold"/>
    </style:style>
    <style:style style:name="T9" style:family="text">
      <style:text-properties fo:language="de" fo:country="DE" fo:font-weight="bold" style:font-weight-asian="bold" style:font-name-complex="Aptos" style:font-weight-complex="bold"/>
    </style:style>
    <style:style style:name="T10" style:family="text">
      <style:text-properties fo:language="en" fo:country="GB" fo:font-weight="bold" style:font-weight-asian="bold" style:font-weight-complex="bold"/>
    </style:style>
    <style:style style:name="T11" style:family="text">
      <style:text-properties fo:language="en" fo:country="GB"/>
    </style:style>
    <style:style style:name="T12" style:family="text">
      <style:text-properties fo:color="#e97032" loext:opacity="100%" fo:font-size="14pt" fo:font-weight="bold" style:font-name-asian="MS Gothic" style:font-size-asian="14pt" style:font-weight-asian="bold" style:font-name-complex="Times New Roman" style:font-size-complex="14pt" style:font-weight-complex="bold"/>
    </style:style>
    <style:style style:name="T13" style:family="text">
      <style:text-properties fo:language="en" fo:country="GB" fo:font-weight="normal" style:font-weight-asian="normal" style:font-weight-complex="normal"/>
    </style:style>
    <style:style style:name="T14" style:family="text">
      <style:text-properties fo:language="de" fo:country="DE" fo:font-weight="normal" style:font-weight-asian="normal" style:font-weight-complex="normal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8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8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9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9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1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1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2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2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4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4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5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5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6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6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7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7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sieka Manuel<text:span text:style-name="Absatz-Standardschriftart"><text:span text:style-name="T1"> </text:span></text:span></text:h>
      <text:p text:style-name="P2">AI Consultant &amp; Solution Architect | AI Agent Specialist</text:p>
      <text:p text:style-name="P3"><text:span text:style-name="Absatz-Standardschriftart"><text:span text:style-name="T2">Wien, Österreich | ✉ contact@pasieka.ai | ☎ (+43) 681 8161 3940</text:span></text:span><text:span text:style-name="Absatz-Standardschriftart"><text:span text:style-name="T3"><text:line-break/></text:span></text:span><text:span text:style-name="Absatz-Standardschriftart"><text:span text:style-name="T2">Staatsbürgerschaft: Österreich | Geburtsdatum: 25.6.1984 <text:line-break/></text:span></text:span><text:span text:style-name="Absatz-Standardschriftart"><text:span text:style-name="T4">Adresse: Jedleseerstrasse 75, 1210 Wien</text:span></text:span><text:span text:style-name="Absatz-Standardschriftart"><text:span text:style-name="T2"><text:line-break/>LinkedIn: </text:span></text:span><text:a xlink:type="simple" xlink:href="https://www.linkedin.com/in/manuelpasieka/" office:target-frame-name="_top" xlink:show="replace" text:style-name="Internet_20_link" text:visited-style-name="Visited_20_Internet_20_Link"><text:span text:style-name="Hyperlink"><text:span text:style-name="T2">linkedin.com/in/manuelpasieka</text:span></text:span></text:a><text:span text:style-name="Absatz-Standardschriftart"><text:span text:style-name="T2"> | </text:span></text:span><text:a xlink:type="simple" xlink:href="https://www.pasieka.ai/" office:target-frame-name="_top" xlink:show="replace" text:style-name="Internet_20_link" text:visited-style-name="Visited_20_Internet_20_Link"><text:span text:style-name="Hyperlink"><text:span text:style-name="T2">www.pasieka.ai</text:span></text:span></text:a></text:p>
      <text:p text:style-name="P4"/>
      <text:p text:style-name="P4">Profil</text:p>
      <text:p text:style-name="Standard"><text:span text:style-name="Absatz-Standardschriftart"><text:span text:style-name="T5">Ich unterstütze DevOps-Teams und Organisationen dabei, KI-Konzept </text:span></text:span><text:span text:style-name="Absatz-Standardschriftart"><text:span text:style-name="T6">Ideen </text:span></text:span><text:span text:style-name="Absatz-Standardschriftart"><text:span text:style-name="T5">in </text:span></text:span><text:span text:style-name="Absatz-Standardschriftart"><text:span text:style-name="T6">erfolgreiche</text:span></text:span><text:span text:style-name="Absatz-Standardschriftart"><text:span text:style-name="T5"> </text:span></text:span><text:span text:style-name="Absatz-Standardschriftart"><text:span text:style-name="T6">P</text:span></text:span><text:span text:style-name="Absatz-Standardschriftart"><text:span text:style-name="T5">roduktions</text:span></text:span><text:span text:style-name="Absatz-Standardschriftart"><text:span text:style-name="T6">ysteme</text:span></text:span><text:span text:style-name="Absatz-Standardschriftart"><text:span text:style-name="T5"> </text:span></text:span><text:span text:style-name="Absatz-Standardschriftart"><text:span text:style-name="T6">umzusetzen</text:span></text:span><text:span text:style-name="Absatz-Standardschriftart"><text:span text:style-name="T5">.<text:line-break/></text:span></text:span><text:span text:style-name="Absatz-Standardschriftart"><text:span text:style-name="T3"><text:line-break/>Meine Stärke liegt darin, die Lücke zwischen modernster KI-Forschung und praxisnaher Softwareentwicklung zu schließen – so können Teams zuverlässige, skalierbare KI-Produkte schneller und mit geringerem Risiko realisieren.</text:span></text:span></text:p>
      <text:p text:style-name="P5">Als KI-Lösungsarchitekt und Berater mit über 18 Jahren praktischer Erfahrung konzentriere ich mich auf die Konzeption sicherer, wirkungsvoller KI-Plattformen für Unternehmen – insbesondere auf KI-Agentensysteme auf Basis von LLM- und RAG-Workflows – und stelle dabei eine robuste Datensicherheit sowie die Einhaltung von Governance- und Compliance-Anforderungen sicher.</text:p>
      <text:p text:style-name="P4"/>
      <text:p text:style-name="P4">Kernkompetenzen</text:p>
      <text:p text:style-name="Standard"><text:span text:style-name="Absatz-Standardschriftart"><text:span text:style-name="T5">KI-Strategie &amp; Beratung</text:span></text:span><text:span text:style-name="Absatz-Standardschriftart"><text:span text:style-name="T3"><text:line-break/>KI-Strategieentwicklung • Beratung auf Management- und C-Level-Ebene • Identifikation und Bewertung von KI-Anwendungsfällen • Machbarkeits- und ROI-Analysen • Verantwortungsvolle KI &amp; Data Governance • KI-Adoptions- und Transformations-Roadmaps • KI-Compliance</text:span></text:span></text:p>
      <text:p text:style-name="Standard"><text:span text:style-name="Absatz-Standardschriftart"><text:span text:style-name="T5">Architektur &amp; Engineering</text:span></text:span><text:span text:style-name="Absatz-Standardschriftart"><text:span text:style-name="T3"><text:line-break/>KI-Agenten-Frameworks (Microsoft Copilot Studio, Pydantic Agents, LangChain) • LLM- und RAG-Systeme • Model Context Protocol (MCP) • Vektordatenbanken (Qdrant, Microsoft AI Search) • Redis • Modell-</text:span></text:span><text:span text:style-name="Absatz-Standardschriftart"><text:span text:style-name="T7">Finetuning</text:span></text:span><text:span text:style-name="Absatz-Standardschriftart"><text:span text:style-name="T3"> &amp; -Bereitstellung (Axolotl, Unsloth, vLLM, TGI) • Cloud-native, skalierbare Microservice-Architekturen • FastAPI • Python • R • Matplotlib • Rust</text:span></text:span></text:p>
      <text:p text:style-name="Standard"><text:span text:style-name="Absatz-Standardschriftart"><text:span text:style-name="T5">MLOps &amp; Cloud</text:span></text:span><text:span text:style-name="Absatz-Standardschriftart"><text:span text:style-name="T3"><text:line-break/>AWS • Azure • Kubernetes • Docker • Terraform • CI/CD • SageMaker • MLflow • Grafana</text:span></text:span></text:p>
      <text:p text:style-name="Standard"><text:span text:style-name="Absatz-Standardschriftart"><text:span text:style-name="T5">Data Engineering &amp; Infrastruktur</text:span></text:span><text:span text:style-name="Absatz-Standardschriftart"><text:span text:style-name="T3"><text:line-break/>Datenpipelines • Workflow-Orchestrierung • Spark • Airflow • OpenTelemetry</text:span></text:span></text:p>
      <text:p text:style-name="Standard"><text:span text:style-name="Absatz-Standardschriftart"><text:span text:style-name="T5">Leadership &amp; Team Enablement</text:span></text:span><text:span text:style-name="Absatz-Standardschriftart"><text:span text:style-name="T3"><text:line-break/>Technische Führung • Mentoring &amp; Schulungen • Ergebnisorientierte Produktentwicklung • Interdisziplinäre Zusammenarbeit</text:span></text:span></text:p>
      <text:p text:style-name="P5"/>
      <text:p text:style-name="P5"/>
      <text:p text:style-name="P5"/>
      <text:p text:style-name="P6"/>
      <text:p text:style-name="P7"><text:soft-page-break/>Ausgewählte Projekte &amp; Beratungstätigkeiten</text:p>
      <text:p text:style-name="Standard"><text:span text:style-name="Absatz-Standardschriftart"><text:span text:style-name="T8">Misumi Europe GmbH &amp; Motius GmbH – AI Engineer (07/2025 – heute)</text:span></text:span><text:span text:style-name="Absatz-Standardschriftart"><text:span text:style-name="T2"><text:line-break/>Konzeption und Umsetzung einer NLP-Plattform der nächsten Generation zur Beschleunigung der Bearbeitung von Kundenservice-Tickets. Durch intelligente Analyse und Weiterleitung von Anfragen wurde die durchschnittliche Antwortzeit auf Kundenanfragen um </text:span></text:span><text:span text:style-name="Absatz-Standardschriftart"><text:span text:style-name="T9">30 %</text:span></text:span><text:span text:style-name="Absatz-Standardschriftart"><text:span text:style-name="T2"> reduziert.</text:span></text:span></text:p>
      <text:list text:style-name="L1">
        <text:list-item>
          <text:p text:style-name="P8">Architektur eines hybriden NLP-Systems, das Large Language Models (LLMs) mit klassischen NLP-Pipelines kombiniert, um robuste und nachvollziehbare Ergebnisse zu erzielen</text:p>
        </text:list-item>
        <text:list-item>
          <text:p text:style-name="P8">Entwicklung von Klassifikations- und Routing-Mechanismen zur schnelleren und präziseren Bearbeitung von Kundenanfragen durch Support-Teams</text:p>
        </text:list-item>
        <text:list-item>
          <text:p text:style-name="P8">Optimierung von LLM-basierter Datenextraktion und Klassifikation mittels Context Engineering</text:p>
        </text:list-item>
        <text:list-item>
          <text:p text:style-name="P8">Integration der Plattform in bestehende Kundenservice-Prozesse zur Reduktion von Antwortzeiten und Steigerung der Mitarbeitereffizienz</text:p>
        </text:list-item>
        <text:list-item>
          <text:p text:style-name="P8">Aufbau von Grafana-Dashboards zur Überwachung von Applikations- und Systemmetriken</text:p>
        </text:list-item>
      </text:list>
      <text:p text:style-name="P9"/>
      <text:p text:style-name="Standard"><text:span text:style-name="Absatz-Standardschriftart"><text:span text:style-name="T8">CANCOM AUSTRIA AG – AI Solution Architect (05/2024 – 07/2025)</text:span></text:span><text:span text:style-name="Absatz-Standardschriftart"><text:span text:style-name="T2"><text:line-break/>Leitung der Konzeption und Implementierung einer mandantenfähigen KI-Agentenplattform für Unternehmen. Ziel war es, Mitarbeitenden und Kunden den sicheren Zugriff auf Unternehmenswissen per Chat zu ermöglichen – unter Einhaltung von Data-Governance- und Compliance-Anforderungen.</text:span></text:span></text:p>
      <text:list text:style-name="L2">
        <text:list-item>
          <text:p text:style-name="P10">Leitender Architekt einer KI-Agentenplattform für Enterprise Knowledge Management auf Basis von LLM- und RAG-Architekturen</text:p>
        </text:list-item>
        <text:list-item>
          <text:p text:style-name="P10">Design und Implementierung eines erweiterbaren, Python-basierten Agenten-Frameworks</text:p>
        </text:list-item>
        <text:list-item>
          <text:p text:style-name="P10">Architektur von Retrieval-Pipelines mit Azure AI Search für sicheren und performanten Informationszugriff</text:p>
        </text:list-item>
        <text:list-item>
          <text:p text:style-name="P10">Entwicklung kundenspezifischer RAG-Workflows und Integration in bestehende Enterprise-Systeme</text:p>
        </text:list-item>
        <text:list-item>
          <text:p text:style-name="P10">Mentoring von Junior-Entwicklern sowie Etablierung von Team-Best-Practices</text:p>
        </text:list-item>
      </text:list>
      <text:p text:style-name="P6"/>
      <text:p text:style-name="Standard"><text:span text:style-name="Absatz-Standardschriftart"><text:span text:style-name="T8">Kapsch TrafficCom AG – AI Consultant (05/2024 – 12/2024)</text:span></text:span><text:span text:style-name="Absatz-Standardschriftart"><text:span text:style-name="T2"><text:line-break/>Beschleunigung von Innovationsinitiativen durch technische und strategische Beratung zum Einsatz generativer KI bei der Erstellung von Ausschreibungen (RFP).</text:span></text:span></text:p>
      <text:list text:style-name="L3">
        <text:list-item>
          <text:p text:style-name="P11">Vertrauensvoller Sparringspartner für C-Level-Entscheidungsträger mit Übersetzung fachlicher Anforderungen in technische Roadmaps sowie Präsentation von ROI-Analysen für KI-Investitionen</text:p>
        </text:list-item>
        <text:list-item>
          <text:p text:style-name="P11">Strategische Beratung zur Integration von LLMs in bestehende Geschäftsprozesse</text:p>
        </text:list-item>
        <text:list-item>
          <text:p text:style-name="P11">Bewertung der Machbarkeit und des wirtschaftlichen Nutzens von LLM-basierten Prototypen</text:p>
        </text:list-item>
        <text:list-item>
          <text:p text:style-name="P11"><text:soft-page-break/>Identifikation von Automatisierungspotenzialen mit hohem Impact</text:p>
        </text:list-item>
        <text:list-item>
          <text:p text:style-name="P11">Definition und Vorschlag von KI-Anwendungsfällen zur Modernisierung von Workflows und Kostenoptimierung</text:p>
        </text:list-item>
      </text:list>
      <text:p text:style-name="P6"/>
      <text:p text:style-name="Standard"><text:span text:style-name="Absatz-Standardschriftart"><text:span text:style-name="T8">Pallas – Gründer (06/2023 – 05/2024)</text:span></text:span><text:span text:style-name="Absatz-Standardschriftart"><text:span text:style-name="T2"><text:line-break/>Konzeption, Entwicklung und Vermarktung einer Knowledge-Management-Plattform auf Basis von RAG zur sicheren Analyse und Nutzung unternehmensinterner Dokumente.</text:span></text:span></text:p>
      <text:list text:style-name="L4">
        <text:list-item>
          <text:p text:style-name="P12">Entwicklung einer containerisierten Microservice-Architektur für On-Premises- und VPC-Deployments</text:p>
        </text:list-item>
        <text:list-item>
          <text:p text:style-name="P13">Integration mehrerer Wissensquellen (Confluence, SharePoint, File-Server)</text:p>
        </text:list-item>
        <text:list-item>
          <text:p text:style-name="P12">Implementierung hybrider Suchverfahren mit Query- und Dokumenten-Expansion</text:p>
        </text:list-item>
        <text:list-item>
          <text:p text:style-name="P12">Optimierung von Open-Source-LLMs für unternehmensweites Question-&amp;-Answering</text:p>
        </text:list-item>
      </text:list>
      <text:p text:style-name="P6"/>
      <text:p text:style-name="Standard"><text:span text:style-name="Absatz-Standardschriftart"><text:span text:style-name="T8">Siemens AG &amp; Motius GmbH – Tech Lead &amp; Data Engineer (04/2022 – 04/2025)</text:span></text:span><text:span text:style-name="Absatz-Standardschriftart"><text:span text:style-name="T2"><text:line-break/>Leitung der Entwicklung einer </text:span></text:span><text:span text:style-name="Absatz-Standardschriftart"><text:span text:style-name="T4">AWS </text:span></text:span><text:span text:style-name="Absatz-Standardschriftart"><text:span text:style-name="T2">cloudbasierten Observability-Plattform für Ersatzteile für Siemens-</text:span></text:span><text:span text:style-name="Absatz-Standardschriftart"><text:span text:style-name="T4">Industriek</text:span></text:span><text:span text:style-name="Absatz-Standardschriftart"><text:span text:style-name="T2">unden.</text:span></text:span></text:p>
      <text:list text:style-name="L5">
        <text:list-item>
          <text:p text:style-name="P14">Neugestaltung der Datenverarbeitungsarchitektur zur Steigerung von Stabilität und Zuverlässigkeit</text:p>
        </text:list-item>
        <text:list-item>
          <text:p text:style-name="P14">Aufbau einer mandantenfähigen Scale-to-Zero-Architektur zur Optimierung von Cloud-Kosten</text:p>
        </text:list-item>
        <text:list-item>
          <text:p text:style-name="P14">Weiterentwicklung von Datenmodellen und Datenbankzugriffen zur Performance-Optimierung</text:p>
        </text:list-item>
      </text:list>
      <text:p text:style-name="P6"/>
      <text:p text:style-name="Standard"><text:span text:style-name="Absatz-Standardschriftart"><text:span text:style-name="T8">CARIAD – Tech Lead &amp; Data Engineer (04/2022 – 06/2023)</text:span></text:span><text:span text:style-name="Absatz-Standardschriftart"><text:span text:style-name="T2"><text:line-break/>Entwicklung einer Analytics-Plattform zur Gewinnung von Erkenntnissen aus sprachbasierten Kundeninteraktionen.</text:span></text:span></text:p>
      <text:list text:style-name="L6">
        <text:list-item>
          <text:p text:style-name="P15">Aufbau einer Speech-to-Text-Pipeline unter Einsatz von NLP-Modellen zur Themen- und Entitätenextraktion</text:p>
        </text:list-item>
        <text:list-item>
          <text:p text:style-name="P15">Implementierung von Service-Monitoring und Observability mit Elastic</text:p>
        </text:list-item>
        <text:list-item>
          <text:p text:style-name="P15">Bereitstellung von Tableau-Dashboards zur Unterstützung von Business-Analysten mit Echtzeit-Insights</text:p>
        </text:list-item>
      </text:list>
      <text:p text:style-name="P6"/>
      <text:p text:style-name="Standard"><text:span text:style-name="Absatz-Standardschriftart"><text:span text:style-name="T8">Brantner Digital Solutions GmbH – AI Architect (05/2022)</text:span></text:span><text:span text:style-name="Absatz-Standardschriftart"><text:span text:style-name="T2"><text:line-break/>Konzeption und Prototyping eines Dataset-Manifest-Ansatzes sowie Integration mit MLflow zur Nachverfolgung von Datensätzen und zum Re-Training von Modellen.</text:span></text:span></text:p>
      <text:list text:style-name="L7">
        <text:list-item>
          <text:p text:style-name="P16">Ermöglichung des Vergleichs von Modellperformance über mehrere Modellversionen und Datensätze hinweg</text:p>
        </text:list-item>
      </text:list>
      <text:p text:style-name="P6"/>
      <text:p text:style-name="Standard"><text:soft-page-break/><text:span text:style-name="Absatz-Standardschriftart"><text:span text:style-name="T8">mySugr GmbH – AI Consultant (03/2023 – 06/2023)</text:span></text:span><text:span text:style-name="Absatz-Standardschriftart"><text:span text:style-name="T2"><text:line-break/>Durchführung von Workshops und Vorträgen zu Grundlagen von Large Language Models (LLMs) und deren Anwendungsmöglichkeiten.</text:span></text:span></text:p>
      <text:list text:style-name="L8">
        <text:list-item>
          <text:p text:style-name="P17">Schulung von Mitarbeitenden zu LLM-Grundlagen</text:p>
        </text:list-item>
        <text:list-item>
          <text:p text:style-name="P17">Konzeption von LLM-basierten Proof-of-Concepts zur Prozessautomatisierung</text:p>
        </text:list-item>
        <text:list-item>
          <text:p text:style-name="P17">Durchführung von Machbarkeits- und Impact-Analysen zur Skalierung von KI-Lösungen</text:p>
        </text:list-item>
      </text:list>
      <text:p text:style-name="P6"/>
      <text:p text:style-name="P7"/>
      <text:p text:style-name="P18">Berufserfahrung</text:p>
      <text:p text:style-name="P19">MOSTLY.AI – Senior Machine Learning Engineer (06/2020 – 04/2022)</text:p>
      <text:list text:style-name="L9">
        <text:list-item>
          <text:p text:style-name="P20">Entwicklung einer Engine zur Generierung synthetischer Daten, die Datenschutz gewährleistet und gleichzeitig die Nutzbarkeit der Daten erhält</text:p>
        </text:list-item>
        <text:list-item>
          <text:p text:style-name="P20">Entwurf und Optimierung von Kodierungsverfahren für strukturierte Daten</text:p>
        </text:list-item>
        <text:list-item>
          <text:p text:style-name="P20">Aufbau interner Tools für reproduzierbares ML-Training</text:p>
        </text:list-item>
        <text:list-item>
          <text:p text:style-name="P20">Durchführung von Kunden-PoCs mit technischer Beratung und Produktexpertise</text:p>
        </text:list-item>
        <text:list-item>
          <text:p text:style-name="P20">Erstellung von ML-spezifischem Schulungsmaterial und Mentoring von Junior Scientists</text:p>
        </text:list-item>
      </text:list>
      <text:p text:style-name="P6"/>
      <text:p text:style-name="P19">Craftworks GmbH – Data Scientist (01/2020 – 04/2020)</text:p>
      <text:list text:style-name="L10">
        <text:list-item>
          <text:p text:style-name="P21">Umsetzung von Data-Science-Projekten branchenübergreifend mit Fokus auf angewandtes Machine Learning und kundenspezifische Anforderungen</text:p>
        </text:list-item>
      </text:list>
      <text:p text:style-name="P6"/>
      <text:p text:style-name="P19">Vienna Biocenter Core Facilities – Scientific Software Engineer (06/2012 – 10/2019)</text:p>
      <text:list text:style-name="L11">
        <text:list-item>
          <text:p text:style-name="P22">Entwicklung von Softwareplattformen für die neurowissenschaftliche Forschung</text:p>
        </text:list-item>
        <text:list-item>
          <text:p text:style-name="P22">Aufbau von Datenanalyse-Pipelines zur Klassifikation neuronaler Aktivität und Verhaltensdaten</text:p>
        </text:list-item>
        <text:list-item>
          <text:p text:style-name="P22">Entwicklung von Hardwaresteuerungssoftware für Experimente</text:p>
        </text:list-item>
        <text:list-item>
          <text:p text:style-name="P22">Erstellung von Tools für Datenvisualisierung und Netzwerk-Analysen</text:p>
        </text:list-item>
      </text:list>
      <text:p text:style-name="P6"/>
      <text:p text:style-name="P19">Universidad Politécnica de Valencia – Research Assistant (09/2011 – 10/2012)</text:p>
      <text:list text:style-name="L12">
        <text:list-item>
          <text:p text:style-name="P23">Entwicklung und Test einer Simulationsumgebung, gesteuert durch eine stationäre Nachbildung eines autonomen Fahrzeugs</text:p>
        </text:list-item>
      </text:list>
      <text:p text:style-name="P6"/>
      <text:p text:style-name="P19">Adaptivia GmbH – Embedded Systems Engineer (06/2007 – 09/2010)</text:p>
      <text:list text:style-name="L13">
        <text:list-item>
          <text:p text:style-name="P24">Entwurf energieeffizienter Embedded-SoC-Systeme für unterirdische Wireless-Sensornetzwerke</text:p>
        </text:list-item>
      </text:list>
      <text:p text:style-name="P18"/>
      <text:p text:style-name="P25">Unternehmertum &amp; Leadership</text:p>
      <text:list text:style-name="L14">
        <text:list-item>
          <text:p text:style-name="P26"><text:span text:style-name="Absatz-Standardschriftart"><text:span text:style-name="T5">CEO – Pasieka AI Solutions GmbH (2024 – heute):</text:span></text:span><text:span text:style-name="Absatz-Standardschriftart"><text:span text:style-name="T3"> Beratung und Bereitstellung maßgeschneiderter KI-Lösungen mit Fokus auf sichere LLM-Einführung</text:span></text:span></text:p>
        </text:list-item>
        <text:list-item>
          <text:p text:style-name="P26"><text:span text:style-name="Absatz-Standardschriftart"><text:span text:style-name="T5">Gründer &amp; Moderator – Austrian Artificial Intelligence Podcast (2021 – heute):</text:span></text:span><text:span text:style-name="Absatz-Standardschriftart"><text:span text:style-name="T3"> Präsentation von Innovationen aus Wissenschaft und Industrie im Bereich KI</text:span></text:span></text:p>
        </text:list-item>
        <text:list-item>
          <text:p text:style-name="P26"><text:span text:style-name="Absatz-Standardschriftart"><text:span text:style-name="T10">Leadership-Programme:</text:span></text:span><text:span text:style-name="Absatz-Standardschriftart"><text:span text:style-name="T11"> Austrian Startups ELP (2023–2024), Founders Lab (2023)</text:span></text:span></text:p>
        </text:list-item>
      </text:list>
      <text:p text:style-name="P27"/>
      <text:p text:style-name="Standard"><text:span text:style-name="Absatz-Standardschriftart"><text:span text:style-name="T12">Veröffentlichungen &amp; Vorträge</text:span></text:span></text:p>
      <text:list text:style-name="L15">
        <text:list-item>
          <text:p text:style-name="P28"><text:span text:style-name="Absatz-Standardschriftart"><text:span text:style-name="T10">Handbook of Data Science and AI, Kapitel 8:</text:span></text:span><text:span text:style-name="Absatz-Standardschriftart"><text:span text:style-name="T11"> Machine Learning Security (2024)</text:span></text:span></text:p>
        </text:list-item>
        <text:list-item>
          <text:p text:style-name="P28"><text:span text:style-name="Absatz-Standardschriftart"><text:span text:style-name="T10">Speaker – Vienna DataScience Meetup (2025):</text:span></text:span><text:span text:style-name="Absatz-Standardschriftart"><text:span text:style-name="T11"> Knowledge-based Systems von Q/A zu AI-Agentenplattformen</text:span></text:span></text:p>
        </text:list-item>
        <text:list-item>
          <text:p text:style-name="P28"><text:span text:style-name="Absatz-Standardschriftart"><text:span text:style-name="T10">Speaker – Vienna DataScience Group (2022):</text:span></text:span><text:span text:style-name="Absatz-Standardschriftart"><text:span text:style-name="T11"> CyberSec4ML: Cybersecurity-Aspekte beim Modelltraining</text:span></text:span></text:p>
        </text:list-item>
      </text:list>
      <text:p text:style-name="P27"/>
      <text:p text:style-name="P18">Ausbildung</text:p>
      <text:list text:style-name="L16">
        <text:list-item>
          <text:p text:style-name="P29"><text:span text:style-name="Absatz-Standardschriftart"><text:span text:style-name="T10">MSc Artificial Intelligence</text:span></text:span><text:span text:style-name="Absatz-Standardschriftart"><text:span text:style-name="T13"> – Universidad Internacional de La Rioja, Spanien (2018–2019)</text:span></text:span></text:p>
        </text:list-item>
        <text:list-item>
          <text:p text:style-name="P29"><text:span text:style-name="Absatz-Standardschriftart"><text:span text:style-name="T10">MSc Parallel- &amp; Distributed Computing</text:span></text:span><text:span text:style-name="Absatz-Standardschriftart"><text:span text:style-name="T13"> – Universidad Politécnica de Valencia, Spanien (2010–2012)</text:span></text:span></text:p>
        </text:list-item>
        <text:list-item>
          <text:p text:style-name="P29"><text:span text:style-name="Absatz-Standardschriftart"><text:span text:style-name="T5">BSc Informatik</text:span></text:span><text:span text:style-name="Absatz-Standardschriftart"><text:span text:style-name="T14"> – Technische Universität Wien, Österreich (2005–2009)</text:span></text:span></text:p>
        </text:list-item>
      </text:list>
      <text:p text:style-name="P5"/>
      <text:p text:style-name="P18">Zertifikate</text:p>
      <text:list text:style-name="L17">
        <text:list-item>
          <text:p text:style-name="P30">AWS Certified Cloud Practitioner</text:p>
        </text:list-item>
        <text:list-item>
          <text:p text:style-name="P30">CompTIA Security+</text:p>
        </text:list-item>
        <text:list-item>
          <text:p text:style-name="P30">Google Cybersecurity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font-size="11pt" fo:language="en" fo:country="US" style:font-size-asian="11pt"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25in" fo:margin-bottom="0.0799in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111in" fo:margin-bottom="0.0555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itel" style:family="paragraph" style:parent-style-name="Standard" style:next-style-name="Standard">
      <style:paragraph-properties fo:margin-top="0in" fo:margin-bottom="0.0555in" style:contextual-spacing="false" fo:line-height="100%" fo:hyphenation-ladder-count="no-limit" fo:hyphenation-keep="auto" loext:hyphenation-keep-type="column" loext:hyphenation-keep-line="false"/>
      <style:text-properties style:font-name="Aptos Display" fo:font-family="'Aptos Display'" style:font-family-generic="swiss" style:font-pitch="variable" fo:font-size="28pt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Untertitel" style:family="paragraph" style:parent-style-name="Standard" style:next-style-name="Standard">
      <style:paragraph-properties fo:margin-top="0in" fo:margin-bottom="0.0598in" style:contextual-spacing="false" fo:line-height="100%" fo:hyphenation-ladder-count="no-limit" fo:hyphenation-keep="auto" loext:hyphenation-keep-type="column" loext:hyphenation-keep-line="false"/>
      <style:text-properties fo:color="#e97032" loext:opacity="100%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margin-left="0.5in" fo:margin-right="0in" fo:margin-top="0in" fo:margin-bottom="0in" style:contextual-spacing="false" fo:hyphenation-ladder-count="no-limit" fo:hyphenation-keep="auto" loext:hyphenation-keep-type="column" loext:hyphenation-keep-line="false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xperiences" style:family="paragraph" style:parent-style-name="Standard">
      <style:paragraph-properties fo:hyphenation-ladder-count="no-limit" fo:hyphenation-keep="auto" loext:hyphenation-keep-type="column" loext:hyphenation-keep-line="false"/>
      <style:text-properties fo:color="#155f81" loext:opacity="100%" fo:font-weight="bold" style:font-name-asian="MS Mincho" style:font-family-asian="'MS Mincho'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tandard_20__28_Web_29_" style:display-name="Standard (Web)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Absatz-Standardschriftart" style:family="text"/>
    <style:style style:name="Hyperlink" style:family="text" style:parent-style-name="Absatz-Standardschriftar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iver_20_Verweis" style:display-name="Intensiver Verweis" style:family="text" style:parent-style-name="Absatz-Standardschriftart">
      <style:text-properties fo:font-variant="small-caps" fo:color="#0f4761" loext:opacity="100%" fo:font-weight="bold" style:font-weight-asian="bold" style:font-weight-complex="bold"/>
    </style:style>
    <style:style style:name="Experiences_20_Char" style:display-name="Experiences Char" style:family="text">
      <style:text-properties fo:color="#155f81" loext:opacity="100%" fo:language="en" fo:country="US" fo:font-weight="bold" style:font-name-asian="MS Mincho" style:font-family-asian="'MS Mincho'" style:font-family-generic-asian="modern" style:font-pitch-asian="fixe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4" style:display-name="WW_CharLFO1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5" style:display-name="WW_CharLFO1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8" style:display-name="WW_CharLFO1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4" style:display-name="WW_CharLFO1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5" style:display-name="WW_CharLFO1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8" style:display-name="WW_CharLFO1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title/>
    <dc:description/>
    <dc:subject/>
    <meta:initial-creator>Manuel Pasieka</meta:initial-creator>
    <meta:creation-date>2026-01-29T13:15:00Z</meta:creation-date>
    <dc:date>2026-02-04T11:10:47.991389489</dc:date>
    <meta:print-date>2026-01-28T15:58:00Z</meta:print-date>
    <meta:editing-cycles>5</meta:editing-cycles>
    <meta:editing-duration>PT23M17S</meta:editing-duration>
    <meta:document-statistic meta:table-count="0" meta:image-count="0" meta:object-count="0" meta:page-count="5" meta:paragraph-count="84" meta:word-count="1066" meta:character-count="9177" meta:non-whitespace-character-count="8211"/>
    <meta:template xlink:type="simple" xlink:actuate="onRequest" xlink:title="" xlink:href="Normal.dotm"/>
  </office:meta>
</office:document-meta>
</file>